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Reference.Type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Reference.intern( ParameterizedTypeImpl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Referenc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.TypeReference( Type ... actualTypeArgumen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ypeReference.handlerParameterizedType( ParameterizedType type , Type [ ] actualTypeArguments , int actual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